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2" table:style-name="ce1"/>
          <table:table-cell office:value-type="string" table:style-name="ce1">
            <text:p>Descriptives Statist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udent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n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formula="of:=AVERAGE([.B3:.B12])" table:style-name="ce1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/text:p>
          </table:table-cell>
          <table:table-cell office:value-type="float" office:value="77.5" table:formula="of:=MEDIAN([.B3:.B12])" table:style-name="ce1">
            <text:p>7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3:.B12])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office:value-type="float" office:value="8.9582364335844584" table:formula="of:=STDEVP([.B3:.B12])" table:style-name="ce1">
            <text:p>8.9582364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c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dataset-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udent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Time Z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C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ataAnalytics</text:p>
          </table:table-cell>
          <table:table-cell office:value-type="string" table:style-name="ce1">
            <text:p>P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student 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ataAnalytics</text:p>
          </table:table-cell>
          <table:table-cell office:value-type="string" table:style-name="ce1">
            <text:p>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P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ataAnalytics</text:p>
          </table:table-cell>
          <table:table-cell office:value-type="string" table:style-name="ce1">
            <text:p>P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ataAnalytics</text:p>
          </table:table-cell>
          <table:table-cell office:value-type="string" table:style-name="ce1">
            <text:p>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 1c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ppDev</text:p>
          </table:table-cell>
          <table:table-cell office:value-type="string" table:style-name="ce1">
            <text:p>CS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26</meta:generator>
    <dc:title/>
    <dc:description/>
    <dc:subject/>
    <meta:initial-creator>sonia tana</meta:initial-creator>
    <dc:creator>sonia tana</dc:creator>
    <meta:creation-date>2026-03-25T14:56:59Z</meta:creation-date>
    <dc:date>2026-03-30T19:50:31Z</dc:date>
  </office:meta>
</office:document-meta>
</file>